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1.789cm" fo:break-before="auto" style:use-optimal-row-height="true"/>
    </style:style>
    <style:style style:name="ro4" style:family="table-row">
      <style:table-row-properties style:row-height="0.92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14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14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14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14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14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14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14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14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14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14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14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14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14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14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14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14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14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14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14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14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14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14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14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14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14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14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14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14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식스타 게이트: 스타트레일</text:p>
          </table:table-cell>
          <table:table-cell table:style-name="ce14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14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14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14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14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14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14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14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14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14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17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14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크로노 아크</text:p>
          </table:table-cell>
          <table:table-cell table:style-name="ce17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트러블슈터: 버려진 아이들</text:p>
          </table:table-cell>
          <table:table-cell table:style-name="ce17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14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14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편집장</text:p>
          </table:table-cell>
          <table:table-cell table:style-name="ce14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플레비 퀘스트: 더 크루세이즈</text:p>
          </table:table-cell>
          <table:table-cell table:style-name="ce17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14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14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7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eor 60 Seconds!</text:p>
          </table:table-cell>
          <table:table-cell table:style-name="ce14" office:value-type="string" calcext:value-type="string">
            <text:p>https://store.steampowered.com/app/788770/Meteor_60_Seconds/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Ninja_Issen/" xlink:type="simple">https://store.steampowered.com/app/1714550/Ninja_Isse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2"/>
        </table:table-row>
        <table:table-row table:style-name="ro1" table:number-rows-repeated="104842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game_table" table:target-range-address="list.B120:list.C121" table:on-update-keep-styles="true" table:on-update-keep-size="false"/>
        <table:database-range table:name="__Anonymous_Sheet_DB__0" table:target-range-address="list.B2:list.H14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4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49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49P0"/>
    </number:currency-style>
    <number:currency-style style:name="N15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51P0"/>
    </number:currency-style>
    <number:currency-style style:name="N15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52P0"/>
    </number:currency-style>
    <number:currency-style style:name="N15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53P0"/>
    </number:currency-style>
    <number:currency-style style:name="N15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5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55P0"/>
    </number:currency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number number:decimal-places="2" number:min-decimal-places="2" number:min-integer-digits="1" number:grouping="true"/>
      <number:text> </number:text>
    </number:number-style>
    <number:number-style style:name="N15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currency-style style:name="N16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6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63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63P0"/>
    </number:currency-style>
    <number:date-style style:name="N164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5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70">
      <number:day number:calendar="jewish"/>
      <number:text> </number:text>
      <number:month number:calendar="jewish" number:style="long" number:textual="true"/>
    </number:date-style>
    <number:date-style style:name="N171">
      <number:month number:calendar="jewish" number:style="long" number:textual="true"/>
      <number:text> </number:text>
      <number:day number:calendar="jewish"/>
    </number:date-style>
    <number:date-style style:name="N172">
      <number:month number:calendar="jewish" number:style="long" number:textual="true"/>
      <number:text> </number:text>
      <number:year number:calendar="jewish" number:style="long"/>
    </number:date-style>
    <number:date-style style:name="N173">
      <number:month number:calendar="jewish" number:style="long" number:textual="true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6">0000/00/00</text:date>, <text:time style:data-style-name="N2" text:time-value="19:56:48.715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0-26T19:58:59.103000000</dc:date>
    <meta:editing-duration>PT14H33M30S</meta:editing-duration>
    <meta:editing-cycles>366</meta:editing-cycles>
    <meta:document-statistic meta:table-count="1" meta:cell-count="1083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ExportList( sheet as Variant, active_area_h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		
		
		
		'
		' 초성 출력
		'
		s = Left( sheet.getCellByPosition( key_index, i ).String, 1 )
		s = UCase( s )
		b = s
		current_code = ConvertBytes2Code( b )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
	'
	InitKoreanPartsList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pf.WriteLine( Chr( 10 ) &amp; Chr( 10 ) )
		pf.WriteLine( "&lt;br/&gt;&lt;br/&gt;" 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pf.WriteLine( "&lt;br/&gt;&lt;br/&gt;"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